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2" office:value-type="float" office:value="2" calcext:value-type="float">
            <text:p>2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table:formula="of:=2" office:value-type="float" office:value="2" calcext:value-type="float">
            <text:p>2</text:p>
          </table:table-cell>
        </table:table-row>
        <table:table-row table:style-name="ro1"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style-name="ce3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3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table:formula="of:=2" office:value-type="float" office:value="2" calcext:value-type="float">
            <text:p>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1:39:07.225832426</meta:creation-date>
    <dc:date>2023-12-06T21:43:33.074182991</dc:date>
    <meta:editing-duration>PT4M26S</meta:editing-duration>
    <meta:editing-cycles>1</meta:editing-cycles>
    <meta:document-statistic meta:table-count="1" meta:cell-count="169" meta:object-count="0"/>
    <meta:generator>LibreOffice/7.6.2.1$Linux_X86_64 LibreOffice_project/60$Build-1</meta:generator>
  </office:meta>
</office:document-meta>
</file>